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46.15mm" svg:y="64.22mm">
            <draw:object draw:notify-on-update-of-ranges="Arkusz1.C2:Arkusz1.C14 Arkusz1.E2:Arkusz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0mikroA</text:p>
          </table:table-cell>
          <table:table-cell table:style-name="ce2" office:value-type="string" calcext:value-type="string">
            <text:p>U[V]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Ice * 995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V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99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45" calcext:value-type="float">
            <text:p>0,045</text:p>
          </table:table-cell>
          <table:table-cell office:value-type="float" office:value="0.371" calcext:value-type="float">
            <text:p>0,371</text:p>
          </table:table-cell>
          <table:table-cell table:formula="of:=[.D3]/995" office:value-type="float" office:value="0.00037286432160804" calcext:value-type="float">
            <text:p>0,00037286432160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66" calcext:value-type="float">
            <text:p>0,066</text:p>
          </table:table-cell>
          <table:table-cell office:value-type="float" office:value="0.754" calcext:value-type="float">
            <text:p>0,754</text:p>
          </table:table-cell>
          <table:table-cell table:formula="of:=[.D4]/995" office:value-type="float" office:value="0.000757788944723618" calcext:value-type="float">
            <text:p>0,0007577889447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081" calcext:value-type="float">
            <text:p>0,081</text:p>
          </table:table-cell>
          <table:table-cell office:value-type="float" office:value="1.103" calcext:value-type="float">
            <text:p>1,103</text:p>
          </table:table-cell>
          <table:table-cell table:formula="of:=[.D5]/995" office:value-type="float" office:value="0.00110854271356784" calcext:value-type="float">
            <text:p>0,00110854271356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0.096" calcext:value-type="float">
            <text:p>0,096</text:p>
          </table:table-cell>
          <table:table-cell office:value-type="float" office:value="1.467" calcext:value-type="float">
            <text:p>1,467</text:p>
          </table:table-cell>
          <table:table-cell table:formula="of:=[.D6]/995" office:value-type="float" office:value="0.00147437185929648" calcext:value-type="float">
            <text:p>0,0014743718592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,135</text:p>
          </table:table-cell>
          <table:table-cell office:value-type="float" office:value="2.186" calcext:value-type="float">
            <text:p>2,186</text:p>
          </table:table-cell>
          <table:table-cell table:formula="of:=[.D7]/995" office:value-type="float" office:value="0.00219698492462312" calcext:value-type="float">
            <text:p>0,00219698492462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office:value-type="float" office:value="2.6" calcext:value-type="float">
            <text:p>2,6</text:p>
          </table:table-cell>
          <table:table-cell table:formula="of:=[.D8]/995" office:value-type="float" office:value="0.00261306532663317" calcext:value-type="float">
            <text:p>0,0026130653266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9" calcext:value-type="float">
            <text:p>1,59</text:p>
          </table:table-cell>
          <table:table-cell office:value-type="float" office:value="2.632" calcext:value-type="float">
            <text:p>2,632</text:p>
          </table:table-cell>
          <table:table-cell table:formula="of:=[.D9]/995" office:value-type="float" office:value="0.00264522613065327" calcext:value-type="float">
            <text:p>0,00264522613065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.525" calcext:value-type="float">
            <text:p>2,525</text:p>
          </table:table-cell>
          <table:table-cell office:value-type="float" office:value="2.666" calcext:value-type="float">
            <text:p>2,666</text:p>
          </table:table-cell>
          <table:table-cell table:formula="of:=[.D10]/995" office:value-type="float" office:value="0.00267939698492462" calcext:value-type="float">
            <text:p>0,0026793969849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34" calcext:value-type="float">
            <text:p>3,534</text:p>
          </table:table-cell>
          <table:table-cell office:value-type="float" office:value="2.69" calcext:value-type="float">
            <text:p>2,69</text:p>
          </table:table-cell>
          <table:table-cell table:formula="of:=[.D11]/995" office:value-type="float" office:value="0.0027035175879397" calcext:value-type="float">
            <text:p>0,0027035175879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4.448" calcext:value-type="float">
            <text:p>4,448</text:p>
          </table:table-cell>
          <table:table-cell office:value-type="float" office:value="2.736" calcext:value-type="float">
            <text:p>2,736</text:p>
          </table:table-cell>
          <table:table-cell table:formula="of:=[.D12]/995" office:value-type="float" office:value="0.00274974874371859" calcext:value-type="float">
            <text:p>0,0027497487437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01" calcext:value-type="float">
            <text:p>5,401</text:p>
          </table:table-cell>
          <table:table-cell office:value-type="float" office:value="2.763" calcext:value-type="float">
            <text:p>2,763</text:p>
          </table:table-cell>
          <table:table-cell table:formula="of:=[.D13]/995" office:value-type="float" office:value="0.00277688442211055" calcext:value-type="float">
            <text:p>0,00277688442211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6.36" calcext:value-type="float">
            <text:p>6,36</text:p>
          </table:table-cell>
          <table:table-cell office:value-type="float" office:value="2.785" calcext:value-type="float">
            <text:p>2,785</text:p>
          </table:table-cell>
          <table:table-cell table:formula="of:=[.D14]/995" office:value-type="float" office:value="0.00279899497487437" calcext:value-type="float">
            <text:p>0,0027989949748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V 0A</text:p>
          </table:table-cell>
          <table:table-cell table:style-name="ce2" office:value-type="string" calcext:value-type="string">
            <text:p>U[V]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Ice * 995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32" calcext:value-type="float">
            <text:p>0,53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05:50.412000000</meta:creation-date>
    <dc:date>2019-05-09T12:45:13.371000000</dc:date>
    <meta:editing-duration>PT17M58S</meta:editing-duration>
    <meta:editing-cycles>1</meta:editing-cycles>
    <meta:generator>LibreOffice/6.1.4.2$Windows_x86 LibreOffice_project/9d0f32d1f0b509096fd65e0d4bec26ddd1938fd3</meta:generator>
    <meta:document-statistic meta:table-count="2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1.C2:Arkusz1.C14 Arkusz1.E2:Arkusz1.E14" svg:x="0.32cm" svg:y="0.18cm" svg:width="12.912cm" svg:height="8.64cm">
          <chartooo:coordinate-region svg:x="1.603cm" svg:y="0.379cm" svg:width="11.5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:Arkusz1.E14" chart:class="chart:scatter">
            <chart:domain table:cell-range-address="Arkusz1.C2:Arkusz1.C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2:Arkusz1.C14</svg:desc>
                </draw:g>
              </table:table-cell>
              <table:table-cell office:value-type="float" office:value="0">
                <text:p>0</text:p>
                <draw:g>
                  <svg:desc>Arkusz1.E2:Arkusz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">
                <text:p>0.045</text:p>
              </table:table-cell>
              <table:table-cell office:value-type="float" office:value="0.00037286432160804">
                <text:p>0.0003728643216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">
                <text:p>0.066</text:p>
              </table:table-cell>
              <table:table-cell office:value-type="float" office:value="0.000757788944723618">
                <text:p>0.000757788944723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">
                <text:p>0.081</text:p>
              </table:table-cell>
              <table:table-cell office:value-type="float" office:value="0.00110854271356784">
                <text:p>0.00110854271356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">
                <text:p>0.096</text:p>
              </table:table-cell>
              <table:table-cell office:value-type="float" office:value="0.00147437185929648">
                <text:p>0.00147437185929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">
                <text:p>0.135</text:p>
              </table:table-cell>
              <table:table-cell office:value-type="float" office:value="0.00219698492462312">
                <text:p>0.00219698492462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">
                <text:p>0.63</text:p>
              </table:table-cell>
              <table:table-cell office:value-type="float" office:value="0.00261306532663317">
                <text:p>0.0026130653266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">
                <text:p>1.59</text:p>
              </table:table-cell>
              <table:table-cell office:value-type="float" office:value="0.00264522613065327">
                <text:p>0.00264522613065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25">
                <text:p>2.525</text:p>
              </table:table-cell>
              <table:table-cell office:value-type="float" office:value="0.00267939698492462">
                <text:p>0.00267939698492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0.0027035175879397">
                <text:p>0.0027035175879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48">
                <text:p>4.448</text:p>
              </table:table-cell>
              <table:table-cell office:value-type="float" office:value="0.00274974874371859">
                <text:p>0.0027497487437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01">
                <text:p>5.401</text:p>
              </table:table-cell>
              <table:table-cell office:value-type="float" office:value="0.00277688442211055">
                <text:p>0.00277688442211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6">
                <text:p>6.36</text:p>
              </table:table-cell>
              <table:table-cell office:value-type="float" office:value="0.00279899497487437">
                <text:p>0.00279899497487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